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Low-Level Document: Placement Predictor Web Application</text:span></text:h>
      <text:h text:style-name="Heading_20_3" text:outline-level="3"><text:span text:style-name="Strong_20_Emphasis">1. Project Structure</text:span></text:h>
      <text:p text:style-name="Text_20_body"><text:span text:style-name="Strong_20_Emphasis">1.1. Directory Layout</text:span></text:p>
      <text:p text:style-name="Standard"/>
      <text:p text:style-name="Standard">placement_predictor/</text:p>
      <text:p text:style-name="Standard">│</text:p>
      <text:p text:style-name="Standard">├── app.py <text:s text:c="14"/># Flask application entry point</text:p>
      <text:p text:style-name="Standard">├── models/</text:p>
      <text:p text:style-name="Standard">│ <text:s text:c="2"/>├── random_forest_model.pkl <text:s/># Random Forest model</text:p>
      <text:p text:style-name="Standard">│ <text:s text:c="2"/>├── svm_model.pkl <text:s text:c="10"/># SVM model</text:p>
      <text:p text:style-name="Standard">│ <text:s text:c="2"/>└── logistic_regression_model.pkl <text:s/># Logistic Regression model</text:p>
      <text:p text:style-name="Standard">├── static/</text:p>
      <text:p text:style-name="Standard">│ <text:s text:c="2"/>└── style.css <text:s text:c="7"/># CSS file for styling</text:p>
      <text:p text:style-name="Standard">├── templates/</text:p>
      <text:p text:style-name="Standard">│ <text:s text:c="2"/>└── index.html <text:s text:c="6"/># Main HTML template</text:p>
      <text:p text:style-name="Standard">├── requirements.txt <text:s text:c="3"/># Python dependencies</text:p>
      <text:p text:style-name="Standard">├── Procfile <text:s text:c="12"/># Deployment instructions</text:p>
      <text:p text:style-name="Standard">└── runtime.txt <text:s text:c="9"/># Python version (optional)</text:p>
      <text:p text:style-name="Standard"/>
      <text:p text:style-name="Standard"/>
      <text:p text:style-name="Text_20_body">A low-level document for your Placement Predictor project provides detailed information about the system components, code structure, and implementation specifics. It serves as a comprehensive guide for developers and technical teams who need to understand the inner workings of the project.</text:p>
      <text:p text:style-name="Horizontal_20_Line"/>
      <text:h text:style-name="Heading_20_2" text:outline-level="2"><text:span text:style-name="Strong_20_Emphasis">Low-Level Document: Placement Predictor Web Application</text:span></text:h>
      <text:h text:style-name="Heading_20_3" text:outline-level="3"><text:span text:style-name="Strong_20_Emphasis">1. Project Structure</text:span></text:h>
      <text:p text:style-name="Text_20_body"><text:span text:style-name="Strong_20_Emphasis">1.1. Directory Layout</text:span></text:p>
      <text:p text:style-name="Preformatted_20_Text">graphql</text:p>
      <text:p text:style-name="Preformatted_20_Text">Copy code</text:p>
      <text:p text:style-name="P1"><text:span text:style-name="Source_20_Text">placement_predictor/</text:span></text:p>
      <text:p text:style-name="P1"><text:span text:style-name="Source_20_Text">│</text:span></text:p>
      <text:p text:style-name="P1"><text:span text:style-name="Source_20_Text">├── app.py <text:s text:c="14"/># Flask application entry point</text:span></text:p>
      <text:p text:style-name="P1"><text:span text:style-name="Source_20_Text">├── models/</text:span></text:p>
      <text:p text:style-name="P1"><text:span text:style-name="Source_20_Text">│ <text:s text:c="2"/>├── random_forest_model.pkl <text:s/># Random Forest model</text:span></text:p>
      <text:p text:style-name="P1"><text:span text:style-name="Source_20_Text">│ <text:s text:c="2"/>├── svm_model.pkl <text:s text:c="10"/># SVM model</text:span></text:p>
      <text:p text:style-name="P1"><text:span text:style-name="Source_20_Text">│ <text:s text:c="2"/>└── logistic_regression_model.pkl <text:s/># Logistic Regression model</text:span></text:p>
      <text:p text:style-name="P1"><text:span text:style-name="Source_20_Text">├── static/</text:span></text:p>
      <text:p text:style-name="P1"><text:span text:style-name="Source_20_Text">│ <text:s text:c="2"/>└── style.css <text:s text:c="7"/># CSS file for styling</text:span></text:p>
      <text:p text:style-name="P1"><text:span text:style-name="Source_20_Text">├── templates/</text:span></text:p>
      <text:p text:style-name="P1"><text:span text:style-name="Source_20_Text">│ <text:s text:c="2"/>└── index.html <text:s text:c="6"/># Main HTML template</text:span></text:p>
      <text:p text:style-name="P1"><text:span text:style-name="Source_20_Text">├── requirements.txt <text:s text:c="3"/># Python dependencies</text:span></text:p>
      <text:p text:style-name="P1"><text:span text:style-name="Source_20_Text">├── Procfile <text:s text:c="12"/># Deployment instructions</text:span></text:p>
      <text:p text:style-name="P2"><text:span text:style-name="Source_20_Text">└── runtime.txt <text:s text:c="9"/># Python version (optional)</text:span></text:p>
      <text:h text:style-name="Heading_20_3" text:outline-level="3"><text:span text:style-name="Strong_20_Emphasis">2. Flask Application (app.py)</text:span></text:h>
      <text:p text:style-name="Text_20_body"><text:span text:style-name="Strong_20_Emphasis">2.1. Code Overview</text:span></text:p>
      <text:p text:style-name="Standard"><text:soft-page-break/>from flask import Flask, request, jsonify, render_template</text:p>
      <text:p text:style-name="Standard">import joblib</text:p>
      <text:p text:style-name="Standard">import numpy as np</text:p>
      <text:p text:style-name="Standard">import pandas as pd</text:p>
      <text:p text:style-name="Standard"/>
      <text:p text:style-name="Standard">app = Flask(__name__)</text:p>
      <text:p text:style-name="Standard"/>
      <text:p text:style-name="Standard"># Load models</text:p>
      <text:p text:style-name="Standard">rf_model = joblib.load('models/random_forest_model.pkl')</text:p>
      <text:p text:style-name="Standard">svm_model = joblib.load('models/svm_model.pkl')</text:p>
      <text:p text:style-name="Standard">log_reg_model = joblib.load('models/logistic_regression_model.pkl')</text:p>
      <text:p text:style-name="Standard"/>
      <text:p text:style-name="Standard">@app.route('/')</text:p>
      <text:p text:style-name="Standard">def index():</text:p>
      <text:p text:style-name="Standard"><text:s text:c="4"/>return render_template('index.html')</text:p>
      <text:p text:style-name="Standard"/>
      <text:p text:style-name="Standard">@app.route('/predict', methods=['POST'])</text:p>
      <text:p text:style-name="Standard">def predict():</text:p>
      <text:p text:style-name="Standard"><text:s text:c="4"/>data = request.json</text:p>
      <text:p text:style-name="Standard"><text:s text:c="4"/># Convert data to DataFrame and ensure correct format</text:p>
      <text:p text:style-name="Standard"><text:s text:c="4"/>input_df = pd.DataFrame([data])</text:p>
      <text:p text:style-name="Standard"/>
      <text:p text:style-name="Standard"><text:s text:c="4"/># Predict with models</text:p>
      <text:p text:style-name="Standard"><text:s text:c="4"/>rf_prediction = rf_model.predict(input_df)[0]</text:p>
      <text:p text:style-name="Standard"><text:s text:c="4"/>svm_prediction = svm_model.predict(input_df)[0]</text:p>
      <text:p text:style-name="Standard"><text:s text:c="4"/>log_reg_prediction = log_reg_model.predict(input_df)[0]</text:p>
      <text:p text:style-name="Standard"/>
      <text:p text:style-name="Standard"><text:s text:c="4"/># Map prediction to labels</text:p>
      <text:p text:style-name="Standard"><text:s text:c="4"/>prediction_labels = {0: 'Not Placed', 1: 'Placed'}</text:p>
      <text:p text:style-name="Standard"><text:s text:c="4"/>result = {</text:p>
      <text:p text:style-name="Standard"><text:s text:c="8"/>'Random Forest': prediction_labels[rf_prediction],</text:p>
      <text:p text:style-name="Standard"><text:s text:c="8"/>'SVM': prediction_labels[svm_prediction],</text:p>
      <text:p text:style-name="Standard"><text:s text:c="8"/>'Logistic Regression': prediction_labels[log_reg_prediction]</text:p>
      <text:p text:style-name="Standard"><text:s text:c="4"/>}</text:p>
      <text:p text:style-name="Standard"/>
      <text:p text:style-name="Standard"><text:s text:c="4"/>return jsonify(result)</text:p>
      <text:p text:style-name="Standard"/>
      <text:p text:style-name="Standard">if __name__ == '__main__':</text:p>
      <text:p text:style-name="Standard"><text:s text:c="4"/>app.run(debug=True)</text:p>
      <text:p text:style-name="Standard"/>
      <text:p text:style-name="Standard"/>
      <text:p text:style-name="Standard"/>
      <text:p text:style-name="Text_20_body"><text:span text:style-name="Strong_20_Emphasis">2.2. Explanation</text:span></text:p>
      <text:list xml:id="list547542795" text:style-name="L1">
        <text:list-item>
          <text:p text:style-name="P11"><text:span text:style-name="Strong_20_Emphasis">Imports:</text:span> Necessary libraries are imported including Flask for web application, joblib for model loading, and pandas for data manipulation.</text:p>
        </text:list-item>
        <text:list-item>
          <text:p text:style-name="P11"><text:span text:style-name="Strong_20_Emphasis">Model Loading:</text:span> Models are loaded from the <text:span text:style-name="Source_20_Text">models</text:span> directory.</text:p>
        </text:list-item>
        <text:list-item>
          <text:p text:style-name="P11"><text:span text:style-name="Strong_20_Emphasis">Routes:</text:span></text:p>
          <text:list>
            <text:list-item>
              <text:p text:style-name="P11"><text:span text:style-name="Strong_20_Emphasis"><text:span text:style-name="Source_20_Text">/</text:span></text:span>: Renders the HTML form for user input.</text:p>
            </text:list-item>
            <text:list-item>
              <text:p text:style-name="P3"><text:span text:style-name="Strong_20_Emphasis"><text:span text:style-name="Source_20_Text">/predict</text:span></text:span>: Receives input data, performs predictions using the loaded models, and returns the results as JSON.</text:p>
            </text:list-item>
          </text:list>
        </text:list-item>
      </text:list>
      <text:h text:style-name="Heading_20_3" text:outline-level="3"><text:soft-page-break/><text:span text:style-name="Strong_20_Emphasis">3. HTML Template (index.html)</text:span></text:h>
      <text:p text:style-name="Text_20_body"><text:span text:style-name="Strong_20_Emphasis">3.1. Code Overview</text:span>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ML Model Prediction&lt;/title&gt;</text:p>
      <text:p text:style-name="Standard"><text:s text:c="4"/>&lt;link rel="stylesheet" href="{{ url_for('static', filename='style.css') }}"&gt;</text:p>
      <text:p text:style-name="Standard">&lt;/head&gt;</text:p>
      <text:p text:style-name="Standard">&lt;body&gt;</text:p>
      <text:p text:style-name="Standard"><text:s text:c="4"/>&lt;div class="container"&gt;</text:p>
      <text:p text:style-name="Standard"><text:s text:c="8"/>&lt;h1&gt;Placement Predictor&lt;/h1&gt;</text:p>
      <text:p text:style-name="Standard"><text:s text:c="8"/>&lt;form id="predictionForm"&gt;</text:p>
      <text:p text:style-name="Standard"><text:s text:c="12"/>&lt;!-- Input fields --&gt;</text:p>
      <text:p text:style-name="Standard"><text:s text:c="12"/>&lt;label for="gender"&gt;Gender:&lt;/label&gt;</text:p>
      <text:p text:style-name="Standard"><text:s text:c="12"/>&lt;select id="gender" name="gender"&gt;</text:p>
      <text:p text:style-name="Standard"><text:s text:c="16"/>&lt;option value="0"&gt;Male&lt;/option&gt;</text:p>
      <text:p text:style-name="Standard"><text:s text:c="16"/>&lt;option value="1"&gt;Female&lt;/option&gt;</text:p>
      <text:p text:style-name="Standard"><text:s text:c="12"/>&lt;/select&gt;</text:p>
      <text:p text:style-name="Standard"/>
      <text:p text:style-name="Standard"><text:s text:c="12"/>&lt;label for="ssc_p"&gt;SSC Percentage:&lt;/label&gt;</text:p>
      <text:p text:style-name="Standard"><text:s text:c="12"/>&lt;input type="number" id="ssc_p" name="ssc_p" step="0.01" required&gt;</text:p>
      <text:p text:style-name="Standard"/>
      <text:p text:style-name="Standard"><text:s text:c="12"/>&lt;label for="hsc_p"&gt;HSC Percentage:&lt;/label&gt;</text:p>
      <text:p text:style-name="Standard"><text:s text:c="12"/>&lt;input type="number" id="hsc_p" name="hsc_p" step="0.01" required&gt;</text:p>
      <text:p text:style-name="Standard"/>
      <text:p text:style-name="Standard"><text:s text:c="12"/>&lt;label for="degree_p"&gt;Degree Percentage:&lt;/label&gt;</text:p>
      <text:p text:style-name="Standard"><text:s text:c="12"/>&lt;input type="number" id="degree_p" name="degree_p" step="0.01" required&gt;</text:p>
      <text:p text:style-name="Standard"/>
      <text:p text:style-name="Standard"><text:s text:c="12"/>&lt;label for="etest_p"&gt;E-Test Percentage:&lt;/label&gt;</text:p>
      <text:p text:style-name="Standard"><text:s text:c="12"/>&lt;input type="number" id="etest_p" name="etest_p" step="0.01" required&gt;</text:p>
      <text:p text:style-name="Standard"/>
      <text:p text:style-name="Standard"><text:s text:c="12"/>&lt;label for="mba_p"&gt;MBA Percentage:&lt;/label&gt;</text:p>
      <text:p text:style-name="Standard"><text:s text:c="12"/>&lt;input type="number" id="mba_p" name="mba_p" step="0.01" required&gt;</text:p>
      <text:p text:style-name="Standard"/>
      <text:p text:style-name="Standard"><text:s text:c="12"/>&lt;label for="ssc_b"&gt;SSC Board:&lt;/label&gt;</text:p>
      <text:p text:style-name="Standard"><text:s text:c="12"/>&lt;select id="ssc_b" name="ssc_b"&gt;</text:p>
      <text:p text:style-name="Standard"><text:s text:c="16"/>&lt;option value="0"&gt;Central&lt;/option&gt;</text:p>
      <text:p text:style-name="Standard"><text:s text:c="16"/>&lt;option value="1"&gt;Others&lt;/option&gt;</text:p>
      <text:p text:style-name="Standard"><text:s text:c="12"/>&lt;/select&gt;</text:p>
      <text:p text:style-name="Standard"/>
      <text:p text:style-name="Standard"><text:s text:c="12"/>&lt;label for="hsc_b"&gt;HSC Board:&lt;/label&gt;</text:p>
      <text:p text:style-name="Standard"><text:s text:c="12"/>&lt;select id="hsc_b" name="hsc_b"&gt;</text:p>
      <text:p text:style-name="Standard"><text:s text:c="16"/>&lt;option value="0"&gt;Central&lt;/option&gt;</text:p>
      <text:p text:style-name="Standard"><text:s text:c="16"/>&lt;option value="1"&gt;Others&lt;/option&gt;</text:p>
      <text:p text:style-name="Standard"><text:s text:c="12"/>&lt;/select&gt;</text:p>
      <text:p text:style-name="Standard"/>
      <text:p text:style-name="Standard"><text:s text:c="12"/>&lt;label for="hsc_s"&gt;HSC Stream:&lt;/label&gt;</text:p>
      <text:p text:style-name="Standard"><text:s text:c="12"/>&lt;select id="hsc_s" name="hsc_s"&gt;</text:p>
      <text:p text:style-name="Standard"><text:s text:c="16"/>&lt;option value="0"&gt;Arts&lt;/option&gt;</text:p>
      <text:p text:style-name="Standard"><text:soft-page-break/><text:s text:c="16"/>&lt;option value="1"&gt;Commerce&lt;/option&gt;</text:p>
      <text:p text:style-name="Standard"><text:s text:c="16"/>&lt;option value="2"&gt;Science&lt;/option&gt;</text:p>
      <text:p text:style-name="Standard"><text:s text:c="12"/>&lt;/select&gt;</text:p>
      <text:p text:style-name="Standard"/>
      <text:p text:style-name="Standard"><text:s text:c="12"/>&lt;label for="degree_t"&gt;Degree Type:&lt;/label&gt;</text:p>
      <text:p text:style-name="Standard"><text:s text:c="12"/>&lt;select id="degree_t" name="degree_t"&gt;</text:p>
      <text:p text:style-name="Standard"><text:s text:c="16"/>&lt;option value="0"&gt;Comm&amp;Mgmt&lt;/option&gt;</text:p>
      <text:p text:style-name="Standard"><text:s text:c="16"/>&lt;option value="1"&gt;Others&lt;/option&gt;</text:p>
      <text:p text:style-name="Standard"><text:s text:c="16"/>&lt;option value="2"&gt;Sci&amp;Tech&lt;/option&gt;</text:p>
      <text:p text:style-name="Standard"><text:s text:c="12"/>&lt;/select&gt;</text:p>
      <text:p text:style-name="Standard"/>
      <text:p text:style-name="Standard"><text:s text:c="12"/>&lt;label for="workex"&gt;Work Experience:&lt;/label&gt;</text:p>
      <text:p text:style-name="Standard"><text:s text:c="12"/>&lt;select id="workex" name="workex"&gt;</text:p>
      <text:p text:style-name="Standard"><text:s text:c="16"/>&lt;option value="0"&gt;No&lt;/option&gt;</text:p>
      <text:p text:style-name="Standard"><text:s text:c="16"/>&lt;option value="1"&gt;Yes&lt;/option&gt;</text:p>
      <text:p text:style-name="Standard"><text:s text:c="12"/>&lt;/select&gt;</text:p>
      <text:p text:style-name="Standard"/>
      <text:p text:style-name="Standard"><text:s text:c="12"/>&lt;label for="specialisation"&gt;Specialisation:&lt;/label&gt;</text:p>
      <text:p text:style-name="Standard"><text:s text:c="12"/>&lt;select id="specialisation" name="specialisation"&gt;</text:p>
      <text:p text:style-name="Standard"><text:s text:c="16"/>&lt;option value="0"&gt;Mkt&amp;HR&lt;/option&gt;</text:p>
      <text:p text:style-name="Standard"><text:s text:c="16"/>&lt;option value="1"&gt;Mkt&amp;Fin&lt;/option&gt;</text:p>
      <text:p text:style-name="Standard"><text:s text:c="12"/>&lt;/select&gt;</text:p>
      <text:p text:style-name="Standard"/>
      <text:p text:style-name="Standard"><text:s text:c="12"/>&lt;button class="btn" type="submit"&gt;Predict&lt;/button&gt;</text:p>
      <text:p text:style-name="Standard"><text:s text:c="8"/>&lt;/form&gt;</text:p>
      <text:p text:style-name="Standard"/>
      <text:p text:style-name="Standard"><text:s text:c="8"/>&lt;div id="results" class="results"&gt;</text:p>
      <text:p text:style-name="Standard"><text:s text:c="12"/>&lt;h2&gt;Results:&lt;/h2&gt;</text:p>
      <text:p text:style-name="Standard"><text:s text:c="12"/>&lt;div id="rfResult"&gt;Random Forest: &lt;/div&gt;</text:p>
      <text:p text:style-name="Standard"><text:s text:c="12"/>&lt;div id="svmResult"&gt;SVM: &lt;/div&gt;</text:p>
      <text:p text:style-name="Standard"><text:s text:c="12"/>&lt;div id="logRegResult"&gt;Logistic Regression: &lt;/div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script&gt;</text:p>
      <text:p text:style-name="Standard"><text:s text:c="8"/>document.getElementById('predictionForm').addEventListener('submit', async (event) =&gt; {</text:p>
      <text:p text:style-name="Standard"><text:s text:c="12"/>event.preventDefault();</text:p>
      <text:p text:style-name="Standard"/>
      <text:p text:style-name="Standard"><text:s text:c="12"/>const formData = new FormData(event.target);</text:p>
      <text:p text:style-name="Standard"><text:s text:c="12"/>const data = Object.fromEntries(formData);</text:p>
      <text:p text:style-name="Standard"/>
      <text:p text:style-name="Standard"><text:s text:c="12"/>const response = await fetch('/predict', {</text:p>
      <text:p text:style-name="Standard"><text:s text:c="16"/>method: 'POST',</text:p>
      <text:p text:style-name="Standard"><text:s text:c="16"/>headers: {</text:p>
      <text:p text:style-name="Standard"><text:s text:c="20"/>'Content-Type': 'application/json'</text:p>
      <text:p text:style-name="Standard"><text:s text:c="16"/>},</text:p>
      <text:p text:style-name="Standard"><text:s text:c="16"/>body: JSON.stringify(data)</text:p>
      <text:p text:style-name="Standard"><text:s text:c="12"/>});</text:p>
      <text:p text:style-name="Standard"/>
      <text:p text:style-name="Standard"><text:s text:c="12"/>const result = await response.json();</text:p>
      <text:p text:style-name="Standard"><text:s text:c="12"/>document.getElementById('rfResult').textContent = `Random Forest: ${result['Random Forest']}`;</text:p>
      <text:p text:style-name="Standard"><text:soft-page-break/><text:s text:c="12"/>document.getElementById('svmResult').textContent = `SVM: ${result['SVM']}`;</text:p>
      <text:p text:style-name="Standard"><text:s text:c="12"/>document.getElementById('logRegResult').textContent = `Logistic Regression: ${result['Logistic Regression']}`;</text:p>
      <text:p text:style-name="Standard"><text:s text:c="8"/>});</text:p>
      <text:p text:style-name="Standard"><text:s text:c="4"/>&lt;/script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Text_20_body"><text:span text:style-name="Strong_20_Emphasis">3.2. Explanation</text:span></text:p>
      <text:list xml:id="list1008048122" text:style-name="L2">
        <text:list-item>
          <text:p text:style-name="P12"><text:span text:style-name="Strong_20_Emphasis">Form Elements:</text:span> Input fields for user data including percentages, categorical choices, etc.</text:p>
        </text:list-item>
        <text:list-item>
          <text:p text:style-name="P4"><text:span text:style-name="Strong_20_Emphasis">JavaScript:</text:span> Handles form submission, sends data to the <text:span text:style-name="Source_20_Text">/predict</text:span> endpoint, and updates the results section with predictions.</text:p>
        </text:list-item>
      </text:list>
      <text:p text:style-name="Standard"/>
      <text:p text:style-name="Standard"/>
      <text:p text:style-name="Standard"/>
      <text:h text:style-name="Heading_20_3" text:outline-level="3"><text:span text:style-name="Strong_20_Emphasis">4. CSS File (style.css)</text:span></text:h>
      <text:p text:style-name="Text_20_body"><text:span text:style-name="Strong_20_Emphasis">4.1. Code Overview</text:span></text:p>
      <text:p text:style-name="Standard">body {</text:p>
      <text:p text:style-name="Standard"><text:s text:c="4"/>font-family: Arial, sans-serif;</text:p>
      <text:p text:style-name="Standard"><text:s text:c="4"/>background-color: #f0f0f0;</text:p>
      <text:p text:style-name="Standard"><text:s text:c="4"/>margin: 0;</text:p>
      <text:p text:style-name="Standard"><text:s text:c="4"/>padding: 0;</text:p>
      <text:p text:style-name="Standard">}</text:p>
      <text:p text:style-name="Standard"/>
      <text:p text:style-name="Standard">.container {</text:p>
      <text:p text:style-name="Standard"><text:s text:c="4"/>width: 90%;</text:p>
      <text:p text:style-name="Standard"><text:s text:c="4"/>max-width: 800px;</text:p>
      <text:p text:style-name="Standard"><text:s text:c="4"/>margin: 50px auto;</text:p>
      <text:p text:style-name="Standard"><text:s text:c="4"/>padding: 20px;</text:p>
      <text:p text:style-name="Standard"><text:s text:c="4"/>background-color: #fff;</text:p>
      <text:p text:style-name="Standard"><text:s text:c="4"/>border-radius: 10px;</text:p>
      <text:p text:style-name="Standard"><text:s text:c="4"/>box-shadow: 0 0 10px rgba(0, 0, 0, 0.1);</text:p>
      <text:p text:style-name="Standard">}</text:p>
      <text:p text:style-name="Standard"/>
      <text:p text:style-name="Standard">h1 {</text:p>
      <text:p text:style-name="Standard"><text:s text:c="4"/>text-align: center;</text:p>
      <text:p text:style-name="Standard"><text:s text:c="4"/>color: #333;</text:p>
      <text:p text:style-name="Standard">}</text:p>
      <text:p text:style-name="Standard"/>
      <text:p text:style-name="Standard">form {</text:p>
      <text:p text:style-name="Standard"><text:s text:c="4"/>display: flex;</text:p>
      <text:p text:style-name="Standard"><text:s text:c="4"/>flex-direction: column;</text:p>
      <text:p text:style-name="Standard">}</text:p>
      <text:p text:style-name="Standard"/>
      <text:p text:style-name="Standard">label {</text:p>
      <text:p text:style-name="Standard"><text:s text:c="4"/>margin-top: 10px;</text:p>
      <text:p text:style-name="Standard"><text:soft-page-break/><text:s text:c="4"/>font-weight: bold;</text:p>
      <text:p text:style-name="Standard">}</text:p>
      <text:p text:style-name="Standard"/>
      <text:p text:style-name="Standard">input, select {</text:p>
      <text:p text:style-name="Standard"><text:s text:c="4"/>margin-top: 5px;</text:p>
      <text:p text:style-name="Standard"><text:s text:c="4"/>padding: 10px;</text:p>
      <text:p text:style-name="Standard"><text:s text:c="4"/>font-size: 16px;</text:p>
      <text:p text:style-name="Standard"><text:s text:c="4"/>border-radius: 5px;</text:p>
      <text:p text:style-name="Standard"><text:s text:c="4"/>border: 1px solid #ccc;</text:p>
      <text:p text:style-name="Standard"><text:s text:c="4"/>background-color: #fff;</text:p>
      <text:p text:style-name="Standard">}</text:p>
      <text:p text:style-name="Standard"/>
      <text:p text:style-name="Standard">input[type="number"] {</text:p>
      <text:p text:style-name="Standard"><text:s text:c="4"/>height: 40px;</text:p>
      <text:p text:style-name="Standard">}</text:p>
      <text:p text:style-name="Standard"/>
      <text:p text:style-name="Standard">button {</text:p>
      <text:p text:style-name="Standard"><text:s text:c="4"/>margin-top: 20px;</text:p>
      <text:p text:style-name="Standard"><text:s text:c="4"/>padding: 10px;</text:p>
      <text:p text:style-name="Standard"><text:s text:c="4"/>font-size: 18px;</text:p>
      <text:p text:style-name="Standard"><text:s text:c="4"/>color: #fff;</text:p>
      <text:p text:style-name="Standard"><text:s text:c="4"/>background-color: #007BFF;</text:p>
      <text:p text:style-name="Standard"><text:s text:c="4"/>border: none;</text:p>
      <text:p text:style-name="Standard"><text:s text:c="4"/>border-radius: 5px;</text:p>
      <text:p text:style-name="Standard"><text:s text:c="4"/>cursor: pointer;</text:p>
      <text:p text:style-name="Standard">}</text:p>
      <text:p text:style-name="Standard"/>
      <text:p text:style-name="Standard">button:hover {</text:p>
      <text:p text:style-name="Standard"><text:s text:c="4"/>background-color: #0056b3;</text:p>
      <text:p text:style-name="Standard">}</text:p>
      <text:p text:style-name="Standard"/>
      <text:p text:style-name="Standard">.results {</text:p>
      <text:p text:style-name="Standard"><text:s text:c="4"/>margin-top: 30px;</text:p>
      <text:p text:style-name="Standard">}</text:p>
      <text:p text:style-name="Standard"/>
      <text:p text:style-name="Standard">.results div {</text:p>
      <text:p text:style-name="Standard"><text:s text:c="4"/>margin-bottom: 10px;</text:p>
      <text:p text:style-name="Standard"><text:s text:c="4"/>font-size: 18px;</text:p>
      <text:p text:style-name="Standard"><text:s text:c="4"/>color: #333;</text:p>
      <text:p text:style-name="Standard">}</text:p>
      <text:p text:style-name="Standard"/>
      <text:p text:style-name="Standard"/>
      <text:p text:style-name="Standard"/>
      <text:p text:style-name="Text_20_body"><text:span text:style-name="Strong_20_Emphasis">4.2. Explanation</text:span></text:p>
      <text:list xml:id="list753287664" text:style-name="L3">
        <text:list-item>
          <text:p text:style-name="P13"><text:span text:style-name="Strong_20_Emphasis">General Styling:</text:span> Provides a clean, modern look with a light background and rounded container.</text:p>
        </text:list-item>
        <text:list-item>
          <text:p text:style-name="P13"><text:span text:style-name="Strong_20_Emphasis">Form Styling:</text:span> Consistent styling for form elements with increased height for input fields and a button with hover effect.</text:p>
        </text:list-item>
        <text:list-item>
          <text:p text:style-name="P5"><text:span text:style-name="Strong_20_Emphasis">Results Section:</text:span> Clear display for prediction results.</text:p>
        </text:list-item>
      </text:list>
      <text:h text:style-name="Heading_20_3" text:outline-level="3"><text:soft-page-break/><text:span text:style-name="Strong_20_Emphasis">5. Deployment Configuration</text:span></text:h>
      <text:p text:style-name="Text_20_body"><text:span text:style-name="Strong_20_Emphasis">5.1. </text:span><text:span text:style-name="Strong_20_Emphasis"><text:span text:style-name="Source_20_Text">requirements.txt</text:span></text:span></text:p>
      <text:p text:style-name="Standard">Flask==2.0.3</text:p>
      <text:p text:style-name="Standard">pandas==1.4.2</text:p>
      <text:p text:style-name="Standard">scikit-learn==1.1.1</text:p>
      <text:p text:style-name="Standard">joblib==1.2.0</text:p>
      <text:p text:style-name="Standard"/>
      <text:p text:style-name="Standard"/>
      <text:p text:style-name="Standard">5.2. <text:span text:style-name="Source_20_Text">Procfile</text:span></text:p>
      <text:p text:style-name="Standard"><text:span text:style-name="Source_20_Text"/></text:p>
      <text:p text:style-name="Standard"><text:span text:style-name="Source_20_Text">web: gunicorn app:app</text:span></text:p>
      <text:p text:style-name="Standard"><text:span text:style-name="Source_20_Text"/></text:p>
      <text:p text:style-name="Standard"><text:span text:style-name="Source_20_Text">5.3. runtime.txt (optional)</text:span></text:p>
      <text:p text:style-name="Standard"><text:span text:style-name="Source_20_Text"/></text:p>
      <text:p text:style-name="Standard"><text:span text:style-name="Source_20_Text">python-3.9.12</text:span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<text:span text:style-name="Strong_20_Emphasis">6. Testing and Validation</text:span></text:span></text:h>
      <text:p text:style-name="Text_20_body"><text:span text:style-name="Strong_20_Emphasis">6.1. Unit Testing</text:span></text:p>
      <text:list xml:id="list1221902564" text:style-name="L4">
        <text:list-item>
          <text:p text:style-name="P14"><text:span text:style-name="Strong_20_Emphasis">Function Tests:</text:span> Test each function in <text:span text:style-name="Source_20_Text">app.py</text:span> to ensure they handle input and output correctly.</text:p>
        </text:list-item>
        <text:list-item>
          <text:p text:style-name="P6"><text:span text:style-name="Strong_20_Emphasis">Integration Tests:</text:span> Test end-to-end form submissions and predictions.</text:p>
        </text:list-item>
      </text:list>
      <text:p text:style-name="Text_20_body"><text:span text:style-name="Strong_20_Emphasis">6.2. Browser Testing</text:span></text:p>
      <text:list xml:id="list3388747573" text:style-name="L5">
        <text:list-item>
          <text:p text:style-name="P7">Test the web application in multiple browsers and devices to ensure responsiveness and compatibility.</text:p>
        </text:list-item>
      </text:list>
      <text:p text:style-name="Text_20_body"><text:span text:style-name="Strong_20_Emphasis">6.3. Model Accuracy</text:span></text:p>
      <text:list xml:id="list2048210613" text:style-name="L6">
        <text:list-item>
          <text:p text:style-name="P8">Evaluate the performance of machine learning models using test datasets and update models as needed.</text:p>
        </text:list-item>
      </text:list>
      <text:h text:style-name="Heading_20_3" text:outline-level="3"><text:span text:style-name="Strong_20_Emphasis">7. Security Considerations</text:span></text:h>
      <text:list xml:id="list2495625163" text:style-name="L7">
        <text:list-item>
          <text:p text:style-name="P15"><text:span text:style-name="Strong_20_Emphasis">Input Validation:</text:span> Ensure that all user inputs are validated and sanitized to prevent security issues.</text:p>
        </text:list-item>
        <text:list-item>
          <text:p text:style-name="P9"><text:span text:style-name="Strong_20_Emphasis">Secure Deployment:</text:span> Use HTTPS and secure configurations for deployment on Render.com.</text:p>
        </text:list-item>
      </text:list>
      <text:h text:style-name="Heading_20_3" text:outline-level="3"><text:span text:style-name="Strong_20_Emphasis">8. Documentation</text:span></text:h>
      <text:list xml:id="list1204241470" text:style-name="L8">
        <text:list-item>
          <text:p text:style-name="P16"><text:span text:style-name="Strong_20_Emphasis">Code Comments:</text:span> Include comments in code to explain functionality and logic.</text:p>
        </text:list-item>
        <text:list-item>
          <text:p text:style-name="P10"><text:span text:style-name="Strong_20_Emphasis">Developer Documentation:</text:span> Provide detailed explanations for complex code sections and configurations.</text:p>
        </text:list-item>
      </text:list>
      <text:p text:style-name="Horizontal_20_Line"/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1T01:12:56.633649397</meta:creation-date>
    <dc:date>2024-08-31T01:16:42.886597398</dc:date>
    <meta:editing-duration>PT3M46S</meta:editing-duration>
    <meta:editing-cycles>1</meta:editing-cycles>
    <meta:document-statistic meta:table-count="0" meta:image-count="0" meta:object-count="0" meta:page-count="7" meta:paragraph-count="259" meta:word-count="957" meta:character-count="9559" meta:non-whitespace-character-count="7526"/>
    <meta:generator>LibreOffice/6.4.7.2$Linux_X86_64 LibreOffice_project/40$Build-2</meta:generator>
  </office:meta>
</office:document-meta>
</file>